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637">
      <style:graphic-properties draw:fill="none" draw:stroke="dash" draw:stroke-dash="a635" svg:stroke-width="0.01042in" svg:stroke-color="#000000" draw:marker-end="a636" svg:stroke-opacity="100%" draw:stroke-linejoin="round" svg:stroke-linecap="butt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draw:fill="none" draw:stroke="dash" draw:stroke-dash="a638" svg:stroke-width="0.01042in" svg:stroke-color="#000000" draw:marker-end="a639" svg:stroke-opacity="100%" draw:stroke-linejoin="round" svg:stroke-linecap="butt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draw:fill="none" draw:stroke="dash" draw:stroke-dash="a641" svg:stroke-width="0.01042in" svg:stroke-color="#000000" draw:marker-end="a642" svg:stroke-opacity="100%" draw:stroke-linejoin="round" svg:stroke-linecap="butt"/>
    </style:style>
    <style:style style:family="graphic" style:name="a646">
      <style:graphic-properties draw:fill="none" draw:stroke="dash" draw:stroke-dash="a644" svg:stroke-width="0.01042in" svg:stroke-color="#000000" draw:marker-end="a645" svg:stroke-opacity="100%" draw:stroke-linejoin="round" svg:stroke-linecap="butt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draw:fill="none" draw:stroke="dash" draw:stroke-dash="a647" svg:stroke-width="0.01042in" svg:stroke-color="#000000" draw:marker-end="a648" svg:stroke-opacity="100%" draw:stroke-linejoin="round" svg:stroke-linecap="butt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.06944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8">
      <style:graphic-properties draw:fill="none" draw:stroke="solid" svg:stroke-width="0.00694in" svg:stroke-color="#4472c4" draw:marker-end="a757" svg:stroke-opacity="100%" draw:stroke-linejoin="miter" svg:stroke-linecap="butt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none" draw:stroke="dash" draw:stroke-dash="a650" svg:stroke-width="0.01042in" svg:stroke-color="#000000" draw:marker-end="a651" svg:stroke-opacity="100%" draw:stroke-linejoin="round" svg:stroke-linecap="butt"/>
    </style:style>
    <style:style style:family="graphic" style:name="a655">
      <style:graphic-properties draw:fill="none" draw:stroke="dash" draw:stroke-dash="a653" svg:stroke-width="0.01042in" svg:stroke-color="#000000" draw:marker-end="a654" svg:stroke-opacity="100%" draw:stroke-linejoin="round" svg:stroke-linecap="butt"/>
    </style:style>
    <style:style style:family="graphic" style:name="a658">
      <style:graphic-properties draw:fill="none" draw:stroke="dash" draw:stroke-dash="a656" svg:stroke-width="0.01042in" svg:stroke-color="#000000" draw:marker-end="a657" svg:stroke-opacity="100%" draw:stroke-linejoin="round" svg:stroke-linecap="butt"/>
    </style:style>
    <style:style style:family="graphic" style:name="a65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draw:fill="none" draw:stroke="dash" draw:stroke-dash="a660" svg:stroke-width="0.01042in" svg:stroke-color="#000000" draw:marker-end="a661" svg:stroke-opacity="100%" draw:stroke-linejoin="round" svg:stroke-linecap="butt"/>
    </style:style>
    <style:style style:family="graphic" style:name="a665">
      <style:graphic-properties draw:fill="none" draw:stroke="dash" draw:stroke-dash="a663" svg:stroke-width="0.01042in" svg:stroke-color="#000000" draw:marker-end="a664" svg:stroke-opacity="100%" draw:stroke-linejoin="round" svg:stroke-linecap="butt"/>
    </style:style>
    <style:style style:family="graphic" style:name="a66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6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6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6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7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7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7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7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77">
      <style:graphic-properties draw:fill="none" draw:stroke="solid" svg:stroke-width="0.00694in" svg:stroke-color="#000000" svg:stroke-opacity="100%" draw:stroke-linejoin="miter" svg:stroke-linecap="butt"/>
    </style:style>
    <style:style style:family="drawing-page" style:name="a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06">
      <style:graphic-properties draw:fill="none" draw:stroke="solid" svg:stroke-width="0.00694in" svg:stroke-color="#4472c4" draw:marker-end="a705" svg:stroke-opacity="100%" draw:stroke-linejoin="miter" svg:stroke-linecap="butt"/>
    </style:style>
    <style:style style:family="graphic" style:name="a708">
      <style:graphic-properties draw:fill="none" draw:stroke="solid" svg:stroke-width="0.00694in" svg:stroke-color="#4472c4" draw:marker-end="a707" svg:stroke-opacity="100%" draw:stroke-linejoin="miter" svg:stroke-linecap="butt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draw:fill="none" draw:stroke="solid" svg:stroke-width="0.00694in" svg:stroke-color="#4472c4" draw:marker-end="a709" svg:stroke-opacity="100%" draw:stroke-linejoin="miter" svg:stroke-linecap="butt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draw:fill="none" draw:stroke="solid" svg:stroke-width="0.00694in" svg:stroke-color="#4472c4" draw:marker-end="a711" svg:stroke-opacity="100%" draw:stroke-linejoin="miter" svg:stroke-linecap="butt"/>
    </style:style>
    <style:style style:family="graphic" style:name="a714">
      <style:graphic-properties draw:fill="none" draw:stroke="solid" svg:stroke-width="0.00694in" svg:stroke-color="#4472c4" draw:marker-end="a713" svg:stroke-opacity="100%" draw:stroke-linejoin="miter" svg:stroke-linecap="butt"/>
    </style:style>
    <style:style style:family="graphic" style:name="a716">
      <style:graphic-properties draw:fill="none" draw:stroke="solid" svg:stroke-width="0.00694in" svg:stroke-color="#4472c4" draw:marker-end="a715" svg:stroke-opacity="100%" draw:stroke-linejoin="miter" svg:stroke-linecap="butt"/>
    </style:style>
    <style:style style:family="graphic" style:name="a718">
      <style:graphic-properties draw:fill="none" draw:stroke="solid" svg:stroke-width="0.00694in" svg:stroke-color="#4472c4" draw:marker-end="a717" svg:stroke-opacity="100%" draw:stroke-linejoin="miter" svg:stroke-linecap="butt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draw:fill="none" draw:stroke="solid" svg:stroke-width="0.00694in" svg:stroke-color="#4472c4" draw:marker-end="a719" svg:stroke-opacity="100%" draw:stroke-linejoin="miter" svg:stroke-linecap="butt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draw:fill="none" draw:stroke="solid" svg:stroke-width="0.00694in" svg:stroke-color="#4472c4" draw:marker-start="a721" draw:marker-end="a722" svg:stroke-opacity="100%" draw:stroke-linejoin="miter" svg:stroke-linecap="butt"/>
    </style:style>
    <style:style style:family="graphic" style:name="a725">
      <style:graphic-properties draw:fill="none" draw:stroke="solid" svg:stroke-width="0.00694in" svg:stroke-color="#4472c4" draw:marker-end="a724" svg:stroke-opacity="100%" draw:stroke-linejoin="miter" svg:stroke-linecap="butt"/>
    </style:style>
    <style:style style:family="graphic" style:name="a727">
      <style:graphic-properties draw:fill="none" draw:stroke="solid" svg:stroke-width="0.00694in" svg:stroke-color="#4472c4" draw:marker-end="a726" svg:stroke-opacity="100%" draw:stroke-linejoin="miter" svg:stroke-linecap="butt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3" draw:style-name="a380" draw:master-page-name="Master1-Layout1-title-Titelfolie" presentation:presentation-page-layout-name="Master1-PPL1" draw:id="Slide-268">
        <draw:frame draw:id="id63" draw:style-name="a398" draw:name="Textfeld 4" svg:x="4.26042in" svg:y="0.38557in" svg:width="2.40624in" svg:height="0.70684in">
          <draw:text-box>
            <text:p text:style-name="a387" text:class-names="" text:cond-style-name=""><text:span text:style-name="a381" text:class-names="">Mastermind<text:s text:c="1"/></text:span><text:span text:style-name="a382" text:class-names="">(</text:span><text:span text:style-name="a383" text:class-names="">x und<text:s text:c="1"/></text:span><text:span text:style-name="a384" text:class-names="">rueck</text:span><text:span text:style-name="a385" text:class-names="">)</text:span><text:span text:style-name="a386" text:class-names=""/></text:p>
            <text:p text:style-name="a389" text:class-names="" text:cond-style-name=""><text:span text:style-name="a388" text:class-names=""/></text:p>
            <text:p text:style-name="a397" text:class-names="" text:cond-style-name=""><text:span text:style-name="a390" text:class-names="">+<text:s text:c="1"/></text:span><text:span text:style-name="a391" text:class-names="">main(args</text:span><text:span text:style-name="a392" text:class-names="">:<text:s text:c="1"/></text:span><text:span text:style-name="a393" text:class-names="">String</text:span><text:span text:style-name="a394" text:class-names="">[<text:s text:c="1"/></text:span><text:span text:style-name="a395" text:class-names="">])</text:span><text:span text:style-name="a396" text:class-names=""/></text:p>
          </draw:text-box>
          <svg:title/>
          <svg:desc/>
        </draw:frame>
        <draw:frame draw:id="id64" draw:style-name="a482" draw:name="Textfeld 5" svg:x="6.09564in" svg:y="1.47568in" svg:width="5.94607in" svg:height="2.72637in">
          <draw:text-box>
            <text:p text:style-name="a400" text:class-names="" text:cond-style-name=""><text:span text:style-name="a399" text:class-names="">Spielobjekt</text:span></text:p>
            <text:p text:style-name="a402" text:class-names="" text:cond-style-name=""><text:span text:style-name="a401" text:class-names=""/></text:p>
            <text:p text:style-name="a408" text:class-names="" text:cond-style-name=""><text:span text:style-name="a403" text:class-names="">+<text:s text:c="1"/></text:span><text:span text:style-name="a404" text:class-names="">farbenmatrix</text:span><text:span text:style-name="a405" text:class-names="">: String [ ][<text:s text:c="1"/></text:span><text:span text:style-name="a406" text:class-names="">]</text:span><text:span text:style-name="a407" text:class-names=""/></text:p>
            <text:p text:style-name="a414" text:class-names="" text:cond-style-name=""><text:span text:style-name="a409" text:class-names="">+<text:s text:c="1"/></text:span><text:span text:style-name="a410" text:class-names="">zielArray</text:span><text:span text:style-name="a411" text:class-names="">: String [<text:s text:c="1"/></text:span><text:span text:style-name="a412" text:class-names="">]</text:span><text:span text:style-name="a413" text:class-names=""/></text:p>
            <text:p text:style-name="a420" text:class-names="" text:cond-style-name=""><text:span text:style-name="a415" text:class-names="">+<text:s text:c="1"/></text:span><text:span text:style-name="a416" text:class-names="">anzahlFarben</text:span><text:span text:style-name="a417" text:class-names="">:<text:s text:c="1"/></text:span><text:span text:style-name="a418" text:class-names="">int</text:span><text:span text:style-name="a419" text:class-names=""/></text:p>
            <text:p text:style-name="a426" text:class-names="" text:cond-style-name=""><text:span text:style-name="a421" text:class-names="">+<text:s text:c="1"/></text:span><text:span text:style-name="a422" text:class-names="">anzahlKugeln</text:span><text:span text:style-name="a423" text:class-names="">:<text:s text:c="1"/></text:span><text:span text:style-name="a424" text:class-names="">int</text:span><text:span text:style-name="a425" text:class-names=""/></text:p>
            <text:p text:style-name="a432" text:class-names="" text:cond-style-name=""><text:span text:style-name="a427" text:class-names="">+<text:s text:c="1"/></text:span><text:span text:style-name="a428" text:class-names="">anzahlRunden</text:span><text:span text:style-name="a429" text:class-names="">:<text:s text:c="1"/></text:span><text:span text:style-name="a430" text:class-names="">int</text:span><text:span text:style-name="a431" text:class-names=""/></text:p>
            <text:p text:style-name="a437" text:class-names="" text:cond-style-name=""><text:span text:style-name="a433" text:class-names="">~<text:s text:c="1"/></text:span><text:span text:style-name="a434" text:class-names="">random</text:span><text:span text:style-name="a435" text:class-names="">: Random<text:s text:c="1"/></text:span><text:span text:style-name="a436" text:class-names=""/></text:p>
            <text:p text:style-name="a439" text:class-names="" text:cond-style-name=""><text:span text:style-name="a438" text:class-names=""/></text:p>
            <text:p text:style-name="a456" text:class-names="" text:cond-style-name=""><text:span text:style-name="a440" text:class-names="">+<text:s text:c="1"/></text:span><text:span text:style-name="a441" text:class-names="">i</text:span><text:span text:style-name="a442" text:class-names="">nitMastermind(anzahlFarben</text:span><text:span text:style-name="a443" text:class-names="">:<text:s text:c="1"/></text:span><text:span text:style-name="a444" text:class-names="">int</text:span><text:span text:style-name="a445" text:class-names="">,<text:s text:c="1"/></text:span><text:span text:style-name="a446" text:class-names="">anzahlKugeln</text:span><text:span text:style-name="a447" text:class-names="">:<text:s text:c="1"/></text:span><text:span text:style-name="a448" text:class-names="">int</text:span><text:span text:style-name="a449" text:class-names="">,<text:s text:c="1"/></text:span><text:span text:style-name="a450" text:class-names="">anzahlRunden</text:span><text:span text:style-name="a451" text:class-names="">:<text:s text:c="1"/></text:span><text:span text:style-name="a452" text:class-names="">int</text:span><text:span text:style-name="a453" text:class-names="">): String [<text:s text:c="1"/></text:span><text:span text:style-name="a454" text:class-names="">]</text:span><text:span text:style-name="a455" text:class-names=""/></text:p>
            <text:p text:style-name="a465" text:class-names="" text:cond-style-name=""><text:span text:style-name="a457" text:class-names="">+<text:s text:c="1"/></text:span><text:span text:style-name="a458" text:class-names="">hinzufügenEingabezuMatrix</text:span><text:span text:style-name="a459" text:class-names="">(input</text:span><text:span text:style-name="a460" text:class-names="">: String [ ],<text:s text:c="1"/></text:span><text:span text:style-name="a461" text:class-names="">runde</text:span><text:span text:style-name="a462" text:class-names="">:<text:s text:c="1"/></text:span><text:span text:style-name="a463" text:class-names="">int)</text:span><text:span text:style-name="a464" text:class-names=""/></text:p>
            <text:p text:style-name="a473" text:class-names="" text:cond-style-name=""><text:span text:style-name="a466" text:class-names="">+<text:s text:c="1"/></text:span><text:span text:style-name="a467" text:class-names="">konvertiereZahlZuFarbe(zufall</text:span><text:span text:style-name="a468" text:class-names="">:<text:s text:c="1"/></text:span><text:span text:style-name="a469" text:class-names="">int</text:span><text:span text:style-name="a470" text:class-names="">):<text:s text:c="1"/></text:span><text:span text:style-name="a471" text:class-names="">String</text:span><text:span text:style-name="a472" text:class-names=""/></text:p>
            <text:p text:style-name="a481" text:class-names="" text:cond-style-name=""><text:span text:style-name="a474" text:class-names="">+<text:s text:c="1"/></text:span><text:span text:style-name="a475" text:class-names="">konvertiereBuchstabeZuFarbe(</text:span><text:span text:style-name="a476" text:class-names="">x</text:span><text:span text:style-name="a477" text:class-names="">:<text:s text:c="1"/></text:span><text:span text:style-name="a478" text:class-names="">String<text:s text:c="1"/></text:span><text:span text:style-name="a479" text:class-names="">[<text:s text:c="1"/></text:span><text:span text:style-name="a480" text:class-names="">]): String [ ]</text:span></text:p>
          </draw:text-box>
          <svg:title/>
          <svg:desc/>
        </draw:frame>
        <draw:frame draw:id="id65" draw:style-name="a513" draw:name="Textfeld 12" svg:x="1.28965in" svg:y="2.43496in" svg:width="3.23437in" svg:height="1.51465in">
          <draw:text-box>
            <text:p text:style-name="a485" text:class-names="" text:cond-style-name=""><text:span text:style-name="a483" text:class-names="">SpielAktion</text:span><text:span text:style-name="a484" text:class-names=""/></text:p>
            <text:p text:style-name="a487" text:class-names="" text:cond-style-name=""><text:span text:style-name="a486" text:class-names=""/></text:p>
            <text:p text:style-name="a493" text:class-names="" text:cond-style-name=""><text:span text:style-name="a488" text:class-names="">+<text:s text:c="1"/></text:span><text:span text:style-name="a489" text:class-names="">spielGehtWeiter</text:span><text:span text:style-name="a490" text:class-names="">:<text:s text:c="1"/></text:span><text:span text:style-name="a491" text:class-names="">boolean</text:span><text:span text:style-name="a492" text:class-names=""/></text:p>
            <text:p text:style-name="a499" text:class-names="" text:cond-style-name=""><text:span text:style-name="a494" text:class-names="">+<text:s text:c="1"/></text:span><text:span text:style-name="a495" text:class-names="">aktuelleRunde</text:span><text:span text:style-name="a496" text:class-names="">:<text:s text:c="1"/></text:span><text:span text:style-name="a497" text:class-names="">int</text:span><text:span text:style-name="a498" text:class-names=""/></text:p>
            <text:p text:style-name="a501" text:class-names="" text:cond-style-name=""><text:span text:style-name="a500" text:class-names=""/></text:p>
            <text:p text:style-name="a512" text:class-names="" text:cond-style-name=""><text:span text:style-name="a502" text:class-names="">+<text:s text:c="1"/></text:span><text:span text:style-name="a503" text:class-names="">rundeSpielen(</text:span><text:span text:style-name="a504" text:class-names="">x</text:span><text:span text:style-name="a505" text:class-names="">:<text:s text:c="1"/></text:span><text:span text:style-name="a506" text:class-names="">SpielObjekt</text:span><text:span text:style-name="a507" text:class-names="">,<text:s text:c="1"/></text:span><text:span text:style-name="a508" text:class-names="">rueck</text:span><text:span text:style-name="a509" text:class-names="">:<text:s text:c="1"/></text:span><text:span text:style-name="a510" text:class-names="">Auswertung)</text:span><text:span text:style-name="a511" text:class-names=""/></text:p>
          </draw:text-box>
          <svg:title/>
          <svg:desc/>
        </draw:frame>
        <draw:frame draw:id="id66" draw:style-name="a545" draw:name="Textfeld 16" svg:x="6.40681in" svg:y="5.92114in" svg:width="6.56249in" svg:height="1.3127in">
          <draw:text-box>
            <text:p text:style-name="a515" text:class-names="" text:cond-style-name=""><text:span text:style-name="a514" text:class-names="">Auswertung</text:span></text:p>
            <text:p text:style-name="a517" text:class-names="" text:cond-style-name=""><text:span text:style-name="a516" text:class-names=""/></text:p>
            <text:p text:style-name="a523" text:class-names="" text:cond-style-name=""><text:span text:style-name="a518" text:class-names="">+<text:s text:c="1"/></text:span><text:span text:style-name="a519" text:class-names="">positionUndFarbeRichtig</text:span><text:span text:style-name="a520" text:class-names="">: int [ ][<text:s text:c="1"/></text:span><text:span text:style-name="a521" text:class-names="">]</text:span><text:span text:style-name="a522" text:class-names=""/></text:p>
            <text:p text:style-name="a525" text:class-names="" text:cond-style-name=""><text:span text:style-name="a524" text:class-names=""/></text:p>
            <text:p text:style-name="a532" text:class-names="" text:cond-style-name=""><text:span text:style-name="a526" text:class-names="">+ initPositionsmatrix<text:s text:c="1"/></text:span><text:span text:style-name="a527" text:class-names="">(</text:span><text:span text:style-name="a528" text:class-names="">x</text:span><text:span text:style-name="a529" text:class-names="">:<text:s text:c="1"/></text:span><text:span text:style-name="a530" text:class-names="">SpielObjekt)</text:span><text:span text:style-name="a531" text:class-names=""/></text:p>
            <text:p text:style-name="a544" text:class-names="" text:cond-style-name=""><text:span text:style-name="a533" text:class-names="">+<text:s text:c="1"/></text:span><text:span text:style-name="a534" text:class-names="">vergleichenEingabeZiel(zielArray</text:span><text:span text:style-name="a535" text:class-names="">: String [ ],<text:s text:c="1"/></text:span><text:span text:style-name="a536" text:class-names="">eingabeArray</text:span><text:span text:style-name="a537" text:class-names="">: String [ ],<text:s text:c="1"/></text:span><text:span text:style-name="a538" text:class-names="">rundenzahl</text:span><text:span text:style-name="a539" text:class-names="">:<text:s text:c="1"/></text:span><text:span text:style-name="a540" text:class-names="">int</text:span><text:span text:style-name="a541" text:class-names="">): int [ ][<text:s text:c="1"/></text:span><text:span text:style-name="a542" text:class-names="">]</text:span><text:span text:style-name="a543" text:class-names=""/></text:p>
          </draw:text-box>
          <svg:title/>
          <svg:desc/>
        </draw:frame>
        <draw:frame draw:id="id67" draw:style-name="a565" draw:name="Textfeld 20" svg:x="6.09463in" svg:y="4.67243in" svg:width="2.98437in" svg:height="1.11074in">
          <draw:text-box>
            <text:p text:style-name="a548" text:class-names="" text:cond-style-name=""><text:span text:style-name="a546" text:class-names="">SpielEingabe</text:span><text:span text:style-name="a547" text:class-names=""/></text:p>
            <text:p text:style-name="a550" text:class-names="" text:cond-style-name=""><text:span text:style-name="a549" text:class-names=""/></text:p>
            <text:p text:style-name="a556" text:class-names="" text:cond-style-name=""><text:span text:style-name="a551" text:class-names="">+<text:s text:c="1"/></text:span><text:span text:style-name="a552" text:class-names="">eingabeReihe</text:span><text:span text:style-name="a553" text:class-names="">: String [<text:s text:c="1"/></text:span><text:span text:style-name="a554" text:class-names="">]</text:span><text:span text:style-name="a555" text:class-names=""/></text:p>
            <text:p text:style-name="a558" text:class-names="" text:cond-style-name=""><text:span text:style-name="a557" text:class-names=""/></text:p>
            <text:p text:style-name="a564" text:class-names="" text:cond-style-name=""><text:span text:style-name="a559" text:class-names="">+<text:s text:c="1"/></text:span><text:span text:style-name="a560" text:class-names="">einlesen</text:span><text:span text:style-name="a561" text:class-names="">(</text:span><text:span text:style-name="a562" text:class-names="">einlesen</text:span><text:span text:style-name="a563" text:class-names="">: Scanner): String [ ]</text:span></text:p>
          </draw:text-box>
          <svg:title/>
          <svg:desc/>
        </draw:frame>
        <draw:frame draw:id="id68" draw:style-name="a621" draw:name="Textfeld 2" svg:x="0.36403in" svg:y="4.72292in" svg:width="4.73102in" svg:height="2.12051in">
          <draw:text-box>
            <text:p text:style-name="a568" text:class-names="" text:cond-style-name=""><text:span text:style-name="a566" text:class-names="">SpielAusgabe</text:span><text:span text:style-name="a567" text:class-names=""/></text:p>
            <text:p text:style-name="a570" text:class-names="" text:cond-style-name=""><text:span text:style-name="a569" text:class-names=""/></text:p>
            <text:p text:style-name="a573" text:class-names="" text:cond-style-name=""><text:span text:style-name="a571" text:class-names=""><text:s text:c="1"/></text:span><text:span text:style-name="a572" text:class-names=""/></text:p>
            <text:p text:style-name="a580" text:class-names="" text:cond-style-name=""><text:span text:style-name="a574" text:class-names="">+<text:s text:c="1"/></text:span><text:span text:style-name="a575" text:class-names="">ausgebenLösung(</text:span><text:span text:style-name="a576" text:class-names="">x</text:span><text:span text:style-name="a577" text:class-names="">: String [<text:s text:c="1"/></text:span><text:span text:style-name="a578" text:class-names="">])</text:span><text:span text:style-name="a579" text:class-names=""/></text:p>
            <text:p text:style-name="a591" text:class-names="" text:cond-style-name=""><text:span text:style-name="a581" text:class-names="">+<text:s text:c="1"/></text:span><text:span text:style-name="a582" text:class-names="">ausgebenSpielfeld(</text:span><text:span text:style-name="a583" text:class-names="">x</text:span><text:span text:style-name="a584" text:class-names="">:<text:s text:c="1"/></text:span><text:span text:style-name="a585" text:class-names="">SpielObjekt</text:span><text:span text:style-name="a586" text:class-names="">,<text:s text:c="1"/></text:span><text:span text:style-name="a587" text:class-names="">rueck</text:span><text:span text:style-name="a588" text:class-names="">:<text:s text:c="1"/></text:span><text:span text:style-name="a589" text:class-names="">Auswertung)</text:span><text:span text:style-name="a590" text:class-names=""/></text:p>
            <text:p text:style-name="a602" text:class-names="" text:cond-style-name=""><text:span text:style-name="a592" text:class-names="">+<text:s text:c="1"/></text:span><text:span text:style-name="a593" text:class-names="">ausgebenRückmeldung(</text:span><text:span text:style-name="a594" text:class-names="">p</text:span><text:span text:style-name="a595" text:class-names="">osNumberCorre</text:span><text:span text:style-name="a596" text:class-names="">ct</text:span><text:span text:style-name="a597" text:class-names="">: int [ ][ ],<text:s text:c="1"/></text:span><text:span text:style-name="a598" text:class-names="">runde</text:span><text:span text:style-name="a599" text:class-names="">:<text:s text:c="1"/></text:span><text:span text:style-name="a600" text:class-names="">int)</text:span><text:span text:style-name="a601" text:class-names=""/></text:p>
            <text:p text:style-name="a606" text:class-names="" text:cond-style-name=""><text:span text:style-name="a603" text:class-names="">+<text:s text:c="1"/></text:span><text:span text:style-name="a604" text:class-names="">reinigeEingabeaufforderung()</text:span><text:span text:style-name="a605" text:class-names=""/></text:p>
            <text:p text:style-name="a610" text:class-names="" text:cond-style-name=""><text:span text:style-name="a607" text:class-names="">+<text:s text:c="1"/></text:span><text:span text:style-name="a608" text:class-names="">ausgebenSpielregeln()</text:span><text:span text:style-name="a609" text:class-names=""/></text:p>
            <text:p text:style-name="a614" text:class-names="" text:cond-style-name=""><text:span text:style-name="a611" text:class-names="">+<text:s text:c="1"/></text:span><text:span text:style-name="a612" text:class-names="">ausgebenFarben()</text:span><text:span text:style-name="a613" text:class-names=""/></text:p>
            <text:p text:style-name="a620" text:class-names="" text:cond-style-name=""><text:span text:style-name="a615" text:class-names="">+<text:s text:c="1"/></text:span><text:span text:style-name="a616" text:class-names="">ausgebenTrenner(Zeile</text:span><text:span text:style-name="a617" text:class-names="">:<text:s text:c="1"/></text:span><text:span text:style-name="a618" text:class-names="">int)</text:span><text:span text:style-name="a619" text:class-names=""/></text:p>
          </draw:text-box>
          <svg:title/>
          <svg:desc/>
        </draw:frame>
        <draw:frame draw:id="id69" draw:style-name="a634" draw:name="Textfeld 5" svg:x="1.57178in" svg:y="0.08264in" svg:width="1.61643in" svg:height="1.3127in">
          <draw:text-box>
            <text:p text:style-name="a623" text:class-names="" text:cond-style-name=""><text:span text:style-name="a622" text:class-names="">GUI</text:span></text:p>
            <text:p text:style-name="a625" text:class-names="" text:cond-style-name=""><text:span text:style-name="a624" text:class-names=""/></text:p>
            <text:p text:style-name="a627" text:class-names="" text:cond-style-name=""><text:span text:style-name="a626" text:class-names="">- lastFrame: JFrame</text:span></text:p>
            <text:p text:style-name="a629" text:class-names="" text:cond-style-name=""><text:span text:style-name="a628" text:class-names=""/></text:p>
            <text:p text:style-name="a631" text:class-names="" text:cond-style-name=""><text:span text:style-name="a630" text:class-names="">+ Gui()</text:span></text:p>
            <text:p text:style-name="a633" text:class-names="" text:cond-style-name=""><text:span text:style-name="a632" text:class-names="">- showFrame()</text:span></text:p>
          </draw:text-box>
          <svg:title/>
          <svg:desc/>
        </draw:frame>
        <draw:connector draw:type="standard" svg:x1="0.17991in" svg:y1="1.27652in" svg:x2="4.87068in" svg:y2="5.59906in" draw:end-shape="id68" draw:end-glue-point="3" draw:id="id70" draw:style-name="a637" draw:transform="translate(-2.5253in -3.43779in) rotate(-1.5708) translate(2.5253in 3.43779in)" draw:name="Verbinder: gewinkelt 7">
          <svg:title/>
          <svg:desc/>
        </draw:connector>
        <draw:connector draw:type="standard" svg:x1="7.75298in" svg:y1="-0.51852in" svg:x2="7.36971in" svg:y2="3.08661in" draw:id="id71" draw:style-name="a640" draw:transform="translate(-7.56135in -1.28404in) rotate(-4.71239) translate(7.56135in 1.28404in)" draw:name="Verbinder: gewinkelt 25">
          <svg:title/>
          <svg:desc/>
        </draw:connector>
        <draw:connector draw:type="standard" svg:x1="6.65174in" svg:y1="0.67929in" svg:x2="12.47761in" svg:y2="5.86143in" draw:id="id72" draw:style-name="a643" draw:name="Verbinder: gewinkelt 27">
          <svg:title/>
          <svg:desc/>
        </draw:connector>
        <draw:connector draw:type="standard" svg:x1="1.32472in" svg:y1="4.26656in" svg:x2="2.09804in" svg:y2="4.44386in" draw:id="id73" draw:style-name="a646" draw:transform="translate(-1.71138in -4.35521in) rotate(-1.5708) translate(1.71138in 4.35521in)" draw:name="Verbinder: gewinkelt 33">
          <svg:title/>
          <svg:desc/>
        </draw:connector>
        <draw:connector draw:type="standard" svg:x1="5.20891in" svg:y1="1.82693in" svg:x2="4.49579in" svg:y2="6.81909in" draw:id="id74" draw:style-name="a649" draw:transform="translate(-4.85235in -4.32301in) rotate(-4.71239) translate(4.85235in 4.32301in)" draw:name="Verbinder: gewinkelt 35">
          <svg:title/>
          <svg:desc/>
        </draw:connector>
        <draw:connector draw:type="standard" svg:x1="5.09505in" svg:y1="5.92114in" svg:x2="6.40681in" svg:y2="6.71544in" draw:id="id75" draw:style-name="a652" draw:name="Verbinder: gewinkelt 40">
          <svg:title/>
          <svg:desc/>
        </draw:connector>
        <draw:connector draw:type="standard" svg:x1="5.08026in" svg:y1="5.70864in" svg:x2="6.08086in" svg:y2="2.76432in" draw:id="id76" draw:style-name="a655" draw:name="Verbinder: gewinkelt 43">
          <svg:title/>
          <svg:desc/>
        </draw:connector>
        <draw:connector draw:type="standard" svg:x1="4.52402in" svg:y1="2.93984in" svg:x2="6.09564in" svg:y2="2.58642in" draw:id="id77" draw:style-name="a658" draw:name="Verbinder: gewinkelt 48">
          <svg:title/>
          <svg:desc/>
        </draw:connector>
        <draw:connector draw:type="standard" svg:x1="8.60763in" svg:y1="5.46009in" svg:x2="10.32672in" svg:y2="4.66309in" draw:end-shape="id64" draw:end-glue-point="2" draw:id="id78" draw:style-name="a659" draw:transform="translate(-9.46717in -5.06159in) rotate(-4.71239) translate(9.46717in 5.06159in)" draw:name="Verbinder: gewinkelt 51">
          <svg:title/>
          <svg:desc/>
        </draw:connector>
        <draw:connector draw:type="line" svg:x1="4.26042in" svg:y1="0.73899in" draw:start-shape="id63" draw:start-glue-point="3" svg:x2="3.18821in" svg:y2="0.73899in" draw:end-shape="id69" draw:end-glue-point="1" draw:id="id79" draw:style-name="a662" draw:name="Gerade Verbindung mit Pfeil 4">
          <svg:title/>
          <svg:desc/>
        </draw:connector>
        <draw:connector draw:type="standard" svg:x1="3.51392in" svg:y1="0.48533in" draw:start-shape="id63" draw:start-glue-point="2" svg:x2="4.85647in" svg:y2="3.04204in" draw:end-shape="id65" draw:end-glue-point="0" draw:id="id80" draw:style-name="a665" draw:transform="translate(-4.18519in -1.76368in) rotate(-1.5708) translate(4.18519in 1.76368in)" draw:name="Verbinder: gewinkelt 11">
          <svg:title/>
          <svg:desc/>
        </draw:connector>
        <draw:connector draw:type="line" svg:x1="1.57178in" svg:y1="0.38557in" svg:x2="3.18821in" svg:y2="0.38557in" draw:id="id81" draw:style-name="a666" draw:name="Gerader Verbinder 37">
          <svg:title/>
          <svg:desc/>
        </draw:connector>
        <draw:connector draw:type="line" svg:x1="1.57178in" svg:y1="0.82855in" svg:x2="3.18821in" svg:y2="0.82855in" draw:id="id82" draw:style-name="a667" draw:name="Gerader Verbinder 42">
          <svg:title/>
          <svg:desc/>
        </draw:connector>
        <draw:connector draw:type="line" svg:x1="4.27191in" svg:y1="0.67929in" svg:x2="6.65174in" svg:y2="0.67929in" draw:id="id83" draw:style-name="a668" draw:name="Gerader Verbinder 44">
          <svg:title/>
          <svg:desc/>
        </draw:connector>
        <draw:connector draw:type="line" svg:x1="6.09463in" svg:y1="1.79105in" svg:x2="12.04171in" svg:y2="1.79105in" draw:id="id84" draw:style-name="a669" draw:name="Gerader Verbinder 45">
          <svg:title/>
          <svg:desc/>
        </draw:connector>
        <draw:connector draw:type="line" svg:x1="1.28688in" svg:y1="2.78174in" svg:x2="4.52402in" svg:y2="2.78174in" draw:id="id85" draw:style-name="a670" draw:name="Gerader Verbinder 47">
          <svg:title/>
          <svg:desc/>
        </draw:connector>
        <draw:connector draw:type="line" svg:x1="6.08334in" svg:y1="3.24378in" svg:x2="12.03042in" svg:y2="3.24378in" draw:id="id86" draw:style-name="a671" draw:name="Gerader Verbinder 49">
          <svg:title/>
          <svg:desc/>
        </draw:connector>
        <draw:connector draw:type="line" svg:x1="1.28827in" svg:y1="3.34144in" svg:x2="4.52541in" svg:y2="3.34144in" draw:id="id87" draw:style-name="a672" draw:name="Gerader Verbinder 50">
          <svg:title/>
          <svg:desc/>
        </draw:connector>
        <draw:connector draw:type="line" svg:x1="0.36403in" svg:y1="5.17975in" svg:x2="5.09505in" svg:y2="5.17975in" draw:id="id88" draw:style-name="a673" draw:name="Gerader Verbinder 52">
          <svg:title/>
          <svg:desc/>
        </draw:connector>
        <draw:connector draw:type="line" svg:x1="6.08086in" svg:y1="5.00313in" svg:x2="9.079in" svg:y2="5.00313in" draw:id="id89" draw:style-name="a674" draw:name="Gerader Verbinder 53">
          <svg:title/>
          <svg:desc/>
        </draw:connector>
        <draw:connector draw:type="line" svg:x1="6.09463in" svg:y1="5.39368in" svg:x2="9.09278in" svg:y2="5.39368in" draw:id="id90" draw:style-name="a675" draw:name="Gerader Verbinder 55">
          <svg:title/>
          <svg:desc/>
        </draw:connector>
        <draw:connector draw:type="line" svg:x1="6.40681in" svg:y1="6.24691in" svg:x2="12.96931in" svg:y2="6.24691in" draw:id="id91" draw:style-name="a676" draw:name="Gerader Verbinder 56">
          <svg:title/>
          <svg:desc/>
        </draw:connector>
        <draw:connector draw:type="line" svg:x1="6.40681in" svg:y1="6.63648in" svg:x2="12.96931in" svg:y2="6.63648in" draw:id="id92" draw:style-name="a677" draw:name="Gerader Verbinder 58">
          <svg:title/>
          <svg:desc/>
        </draw:connector>
      </draw:page>
      <draw:page draw:name="Slide11" draw:style-name="a678" draw:master-page-name="Master1-Layout7-blank-Leer" presentation:presentation-page-layout-name="Master1-PPL7" draw:id="Slide-266">
        <draw:frame draw:id="id93" draw:style-name="a681" draw:name="Textfeld 1" svg:x="5.43284in" svg:y="1.16418in" svg:width="1.45511in" svg:height="0.40391in">
          <draw:text-box>
            <text:p text:style-name="a680" text:class-names="" text:cond-style-name=""><text:span text:style-name="a679" text:class-names="">Mastermind</text:span></text:p>
          </draw:text-box>
          <svg:title/>
          <svg:desc/>
        </draw:frame>
        <draw:frame draw:id="id94" draw:style-name="a685" draw:name="Textfeld 2" svg:x="2.21529in" svg:y="1.48602in" svg:width="0.55257in" svg:height="0.40391in">
          <draw:text-box>
            <text:p text:style-name="a684" text:class-names="" text:cond-style-name=""><text:span text:style-name="a682" text:class-names="">Gui</text:span><text:span text:style-name="a683" text:class-names=""/></text:p>
          </draw:text-box>
          <svg:title/>
          <svg:desc/>
        </draw:frame>
        <draw:frame draw:id="id95" draw:style-name="a689" draw:name="Textfeld 3" svg:x="4.52907in" svg:y="2.59202in" svg:width="1.37524in" svg:height="0.40391in">
          <draw:text-box>
            <text:p text:style-name="a688" text:class-names="" text:cond-style-name=""><text:span text:style-name="a686" text:class-names="">SpielObjekt</text:span><text:span text:style-name="a687" text:class-names=""/></text:p>
          </draw:text-box>
          <svg:title/>
          <svg:desc/>
        </draw:frame>
        <draw:frame draw:id="id96" draw:style-name="a693" draw:name="Textfeld 4" svg:x="1.87987in" svg:y="2.50995in" svg:width="1.35947in" svg:height="0.40391in">
          <draw:text-box>
            <text:p text:style-name="a692" text:class-names="" text:cond-style-name=""><text:span text:style-name="a690" text:class-names="">SpielAktion</text:span><text:span text:style-name="a691" text:class-names=""/></text:p>
          </draw:text-box>
          <svg:title/>
          <svg:desc/>
        </draw:frame>
        <draw:frame draw:id="id97" draw:style-name="a696" draw:name="Textfeld 5" svg:x="5.42557in" svg:y="3.88877in" svg:width="1.43962in" svg:height="0.40391in">
          <draw:text-box>
            <text:p text:style-name="a695" text:class-names="" text:cond-style-name=""><text:span text:style-name="a694" text:class-names="">Auswertung</text:span></text:p>
          </draw:text-box>
          <svg:title/>
          <svg:desc/>
        </draw:frame>
        <draw:frame draw:id="id98" draw:style-name="a700" draw:name="Textfeld 6" svg:x="0.8537in" svg:y="3.75in" svg:width="1.56465in" svg:height="0.40391in">
          <draw:text-box>
            <text:p text:style-name="a699" text:class-names="" text:cond-style-name=""><text:span text:style-name="a697" text:class-names="">SpielAusgabe</text:span><text:span text:style-name="a698" text:class-names=""/></text:p>
          </draw:text-box>
          <svg:title/>
          <svg:desc/>
        </draw:frame>
        <draw:frame draw:id="id99" draw:style-name="a704" draw:name="Textfeld 7" svg:x="2.57519in" svg:y="4.58614in" svg:width="1.50154in" svg:height="0.40391in">
          <draw:text-box>
            <text:p text:style-name="a703" text:class-names="" text:cond-style-name=""><text:span text:style-name="a701" text:class-names="">SpielEingabe</text:span><text:span text:style-name="a702" text:class-names=""/></text:p>
          </draw:text-box>
          <svg:title/>
          <svg:desc/>
        </draw:frame>
        <draw:connector draw:type="line" svg:x1="6.16039in" svg:y1="1.56809in" draw:start-shape="id93" draw:start-glue-point="2" svg:x2="2.76786in" svg:y2="1.68797in" draw:end-shape="id94" draw:end-glue-point="1" draw:id="id100" draw:style-name="a706" draw:name="Gerader Verbinder 9">
          <svg:title/>
          <svg:desc/>
        </draw:connector>
        <draw:connector draw:type="line" svg:x1="6.16039in" svg:y1="1.56809in" draw:start-shape="id93" draw:start-glue-point="2" svg:x2="5.2167in" svg:y2="2.59202in" draw:end-shape="id95" draw:end-glue-point="0" draw:id="id101" draw:style-name="a708" draw:name="Gerader Verbinder 12">
          <svg:title/>
          <svg:desc/>
        </draw:connector>
        <draw:connector draw:type="line" svg:x1="6.16039in" svg:y1="1.56809in" draw:start-shape="id93" draw:start-glue-point="2" svg:x2="6.14538in" svg:y2="3.88877in" draw:end-shape="id97" draw:end-glue-point="0" draw:id="id102" draw:style-name="a710" draw:name="Gerader Verbinder 14">
          <svg:title/>
          <svg:desc/>
        </draw:connector>
        <draw:connector draw:type="line" svg:x1="6.16039in" svg:y1="1.56809in" draw:start-shape="id93" draw:start-glue-point="2" svg:x2="3.23934in" svg:y2="2.7119in" draw:end-shape="id96" draw:end-glue-point="1" draw:id="id103" draw:style-name="a712" draw:name="Gerader Verbinder 18">
          <svg:title/>
          <svg:desc/>
        </draw:connector>
        <draw:connector draw:type="line" svg:x1="2.5596in" svg:y1="2.91386in" draw:start-shape="id96" draw:start-glue-point="2" svg:x2="1.63603in" svg:y2="3.75in" draw:end-shape="id98" draw:end-glue-point="0" draw:id="id104" draw:style-name="a714" draw:name="Gerader Verbinder 22">
          <svg:title/>
          <svg:desc/>
        </draw:connector>
        <draw:connector draw:type="line" svg:x1="2.5596in" svg:y1="2.91386in" draw:start-shape="id96" draw:start-glue-point="2" svg:x2="3.32596in" svg:y2="4.58614in" draw:end-shape="id99" draw:end-glue-point="0" draw:id="id105" draw:style-name="a716" draw:name="Gerader Verbinder 24">
          <svg:title/>
          <svg:desc/>
        </draw:connector>
        <draw:connector draw:type="line" svg:x1="3.23934in" svg:y1="2.7119in" draw:start-shape="id96" draw:start-glue-point="1" svg:x2="5.42557in" svg:y2="4.09073in" draw:end-shape="id97" draw:end-glue-point="3" draw:id="id106" draw:style-name="a718" draw:name="Gerader Verbinder 26">
          <svg:title/>
          <svg:desc/>
        </draw:connector>
        <draw:connector draw:type="line" svg:x1="3.23934in" svg:y1="2.72607in" svg:x2="4.52907in" svg:y2="2.80814in" draw:id="id107" draw:style-name="a720" draw:name="Gerader Verbinder 28">
          <svg:title/>
          <svg:desc/>
        </draw:connector>
        <draw:connector draw:type="line" svg:x1="5.2167in" svg:y1="2.99592in" draw:start-shape="id95" draw:start-glue-point="2" svg:x2="6.14538in" svg:y2="3.88877in" draw:end-shape="id97" draw:end-glue-point="0" draw:id="id108" draw:style-name="a723" draw:name="Gerader Verbinder 30">
          <svg:title/>
          <svg:desc/>
        </draw:connector>
        <draw:connector draw:type="line" svg:x1="2.41835in" svg:y1="3.95195in" draw:start-shape="id98" draw:start-glue-point="1" svg:x2="4.52907in" svg:y2="2.79397in" draw:end-shape="id95" draw:end-glue-point="3" draw:id="id109" draw:style-name="a725" draw:name="Gerade Verbindung mit Pfeil 37">
          <svg:title/>
          <svg:desc/>
        </draw:connector>
        <draw:connector draw:type="line" svg:x1="2.41835in" svg:y1="3.95195in" draw:start-shape="id98" draw:start-glue-point="1" svg:x2="5.42557in" svg:y2="4.09073in" draw:end-shape="id97" draw:end-glue-point="3" draw:id="id110" draw:style-name="a727" draw:name="Gerade Verbindung mit Pfeil 39">
          <svg:title/>
          <svg:desc/>
        </draw:connector>
        <draw:frame draw:id="id111" draw:style-name="a731" draw:name="Textfeld 41" svg:x="10.1791in" svg:y="5.46269in" svg:width="2.62687in" svg:height="0.70684in">
          <draw:text-box>
            <text:p text:style-name="a730" text:class-names="" text:cond-style-name=""><text:span text:style-name="a728" text:class-names="">Variablennamen überall klein schreiben</text:span><text:span text:style-name="a729" text:class-names=""/></text:p>
          </draw:text-box>
          <svg:title/>
          <svg:desc/>
        </draw:frame>
        <draw:frame draw:id="id112" draw:style-name="a737" draw:name="Textfeld 43" svg:x="7.79318in" svg:y="0.62364in" svg:width="5.01279in" svg:height="0.70684in">
          <draw:text-box>
            <text:p text:style-name="a733" text:class-names="" text:cond-style-name=""><text:span text:style-name="a732" text:class-names="">Unidirektionale und bidirektionale Assoziation</text:span></text:p>
            <text:p text:style-name="a736" text:class-names="" text:cond-style-name=""><text:span text:style-name="a734" text:class-names="">„Klasse X nutzt Attribut/Methode von Klasse Y“</text:span><text:span text:style-name="a735" text:class-names=""/></text:p>
          </draw:text-box>
          <svg:title/>
          <svg:desc/>
        </draw:frame>
        <draw:frame draw:id="id113" draw:style-name="a756" draw:name="Textfeld 44" svg:x="9.38806in" svg:y="1.68797in" svg:width="4.40298in" svg:height="2.29161in">
          <draw:text-box>
            <text:p text:style-name="a740" text:class-names="" text:cond-style-name=""><text:span text:style-name="a738" text:class-names="">Dependency</text:span><text:span text:style-name="a739" text:class-names=""/></text:p>
            <text:p text:style-name="a755" text:class-names="" text:cond-style-name=""><text:span text:style-name="a741" text:class-names="">An object of one class might use an object of another class in the code of a method. If the object is not stored in any field, then this is modeled as a dependency relationship.<text:s text:c="1"/></text:span><text:span text:style-name="a742" text:class-names="">Special type<text:s text:c="1"/></text:span><text:span text:style-name="a743" text:class-names="">of</text:span><text:span text:style-name="a744" text:class-names=""><text:s text:c="1"/></text:span><text:span text:style-name="a745" text:class-names="">association</text:span><text:span text:style-name="a746" text:class-names="">.<text:s text:c="1"/></text:span><text:span text:style-name="a747" text:class-names="">Dashed</text:span><text:span text:style-name="a748" text:class-names=""><text:s text:c="1"/></text:span><text:span text:style-name="a749" text:class-names="">line</text:span><text:span text:style-name="a750" text:class-names=""><text:s text:c="1"/></text:span><text:span text:style-name="a751" text:class-names="">with</text:span><text:span text:style-name="a752" text:class-names=""><text:s text:c="1"/>open<text:s text:c="1"/></text:span><text:span text:style-name="a753" text:class-names="">arrow</text:span><text:span text:style-name="a754" text:class-names=""/></text:p>
          </draw:text-box>
          <svg:title/>
          <svg:desc/>
        </draw:frame>
        <draw:connector draw:type="standard" svg:x1="0.8537in" svg:y1="3.95195in" draw:start-shape="id93" draw:start-glue-point="3" svg:x2="5.43284in" svg:y2="1.36613in" draw:end-shape="id98" draw:end-glue-point="3" draw:id="id114" draw:style-name="a758" draw:transform="translate(-3.14327in -2.65904in) rotate(-3.14159) translate(3.14327in 2.65904in)" draw:name="Verbinder: gewinkelt 63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11" svg:viewBox="0 0 20 30" svg:d="m10 0-10 30h20z"/>
    <draw:marker draw:name="a654" svg:viewBox="0 0 20 30" svg:d="m10 0-10 30h20z"/>
    <draw:marker draw:name="a713" svg:viewBox="0 0 20 30" svg:d="m10 0-10 30h20z"/>
    <draw:marker draw:name="a657" svg:viewBox="0 0 20 30" svg:d="m10 0-10 30h20z"/>
    <draw:marker draw:name="a715" svg:viewBox="0 0 20 30" svg:d="m10 0-10 30h20z"/>
    <draw:marker draw:name="a717" svg:viewBox="0 0 20 30" svg:d="m10 0-10 30h20z"/>
    <draw:marker draw:name="a719" svg:viewBox="0 0 20 30" svg:d="m10 0-10 30h20z"/>
    <draw:marker draw:name="a642" svg:viewBox="0 0 20 30" svg:d="m10 0-10 30h20z"/>
    <draw:marker draw:name="a645" svg:viewBox="0 0 20 30" svg:d="m10 0-10 30h20z"/>
    <draw:marker draw:name="a705" svg:viewBox="0 0 20 30" svg:d="m10 0-10 30h20z"/>
    <draw:marker draw:name="a648" svg:viewBox="0 0 20 30" svg:d="m10 0-10 30h20z"/>
    <draw:marker draw:name="a707" svg:viewBox="0 0 20 30" svg:d="m10 0-10 30h20z"/>
    <draw:marker draw:name="a709" svg:viewBox="0 0 20 30" svg:d="m10 0-10 30h20z"/>
    <draw:marker draw:name="a661" svg:viewBox="0 0 20 30" svg:d="m10 0-10 30h20z"/>
    <draw:marker draw:name="a757" svg:viewBox="0 0 20 30" svg:d="m10 0-10 30h20z"/>
    <draw:marker draw:name="a664" svg:viewBox="0 0 20 30" svg:d="m10 0-10 30h20z"/>
    <draw:marker draw:name="a721" svg:viewBox="0 0 20 30" svg:d="m10 0-10 30h20z"/>
    <draw:marker draw:name="a722" svg:viewBox="0 0 20 30" svg:d="m10 0-10 30h20z"/>
    <draw:marker draw:name="a724" svg:viewBox="0 0 20 30" svg:d="m10 0-10 30h20z"/>
    <draw:marker draw:name="a726" svg:viewBox="0 0 20 30" svg:d="m10 0-10 30h20z"/>
    <draw:marker draw:name="a636" svg:viewBox="0 0 20 30" svg:d="m10 0-10 30h20z"/>
    <draw:marker draw:name="a639" svg:viewBox="0 0 20 30" svg:d="m10 0-10 30h20z"/>
    <draw:marker draw:name="a651" svg:viewBox="0 0 20 30" svg:d="m10 0-10 30h20z"/>
    <draw:stroke-dash draw:name="a635" draw:display-name="Dash" draw:style="rect" draw:dots1="1" draw:dots1-length="0.03125in" draw:dots2="0" draw:dots2-length="0in" draw:distance="0.03125in"/>
    <draw:stroke-dash draw:name="a647" draw:display-name="Dash" draw:style="rect" draw:dots1="1" draw:dots1-length="0.03125in" draw:dots2="0" draw:dots2-length="0in" draw:distance="0.03125in"/>
    <draw:stroke-dash draw:name="a641" draw:display-name="Dash" draw:style="rect" draw:dots1="1" draw:dots1-length="0.03125in" draw:dots2="0" draw:dots2-length="0in" draw:distance="0.03125in"/>
    <draw:stroke-dash draw:name="a653" draw:display-name="Dash" draw:style="rect" draw:dots1="1" draw:dots1-length="0.03125in" draw:dots2="0" draw:dots2-length="0in" draw:distance="0.03125in"/>
    <draw:stroke-dash draw:name="a638" draw:display-name="Dash" draw:style="rect" draw:dots1="1" draw:dots1-length="0.03125in" draw:dots2="0" draw:dots2-length="0in" draw:distance="0.03125in"/>
    <draw:stroke-dash draw:name="a660" draw:display-name="Dash" draw:style="rect" draw:dots1="1" draw:dots1-length="0.03125in" draw:dots2="0" draw:dots2-length="0in" draw:distance="0.03125in"/>
    <draw:stroke-dash draw:name="a644" draw:display-name="Dash" draw:style="rect" draw:dots1="1" draw:dots1-length="0.03125in" draw:dots2="0" draw:dots2-length="0in" draw:distance="0.03125in"/>
    <draw:stroke-dash draw:name="a656" draw:display-name="Dash" draw:style="rect" draw:dots1="1" draw:dots1-length="0.03125in" draw:dots2="0" draw:dots2-length="0in" draw:distance="0.03125in"/>
    <draw:stroke-dash draw:name="a650" draw:display-name="Dash" draw:style="rect" draw:dots1="1" draw:dots1-length="0.03125in" draw:dots2="0" draw:dots2-length="0in" draw:distance="0.03125in"/>
    <draw:stroke-dash draw:name="a663" draw:display-name="Dash" draw:style="rect" draw:dots1="1" draw:dots1-length="0.03125in" draw:dots2="0" draw:dots2-length="0in" draw:distance="0.03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antonia.schelnberger@365h-brs.de</meta:initial-creator>
    <dc:creator>antonia.schelnberger@365h-brs.de</dc:creator>
    <meta:creation-date>2022-12-02T20:53:57Z</meta:creation-date>
    <dc:date>2022-12-02T20:56:07Z</dc:date>
    <meta:editing-cycles>1</meta:editing-cycles>
    <meta:editing-duration>PT0S</meta:editing-duration>
    <meta:document-statistic meta:paragraph-count="61" meta:word-count="302"/>
  </office:meta>
</office:document-meta>
</file>